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sults" style:family="table">
      <style:table-properties style:width="17cm" table:align="margins"/>
    </style:style>
    <style:style style:name="Results.A" style:family="table-column">
      <style:table-column-properties style:column-width="3.441cm" style:rel-column-width="1927*"/>
    </style:style>
    <style:style style:name="Results.B" style:family="table-column">
      <style:table-column-properties style:column-width="2.431cm" style:rel-column-width="1361*"/>
    </style:style>
    <style:style style:name="Results.C" style:family="table-column">
      <style:table-column-properties style:column-width="2.741cm" style:rel-column-width="1535*"/>
    </style:style>
    <style:style style:name="Results.D" style:family="table-column">
      <style:table-column-properties style:column-width="2.72cm" style:rel-column-width="1523*"/>
    </style:style>
    <style:style style:name="Results.E" style:family="table-column">
      <style:table-column-properties style:column-width="2.947cm" style:rel-column-width="1650*"/>
    </style:style>
    <style:style style:name="Results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Results.E1" style:family="table-cell">
      <style:table-cell-properties fo:background-color="#b2b2b2" fo:padding="0.097cm" fo:border="0.5pt solid #000000">
        <style:background-image/>
      </style:table-cell-properties>
    </style:style>
    <style:style style:name="Results.C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Results.F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Results.A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Results.C3" style:family="table-cell">
      <style:table-cell-properties fo:padding="0.097cm" fo:border-left="0.5pt solid #000000" fo:border-right="none" fo:border-top="none" fo:border-bottom="0.5pt solid #000000"/>
    </style:style>
    <style:style style:name="Results.D3" style:family="table-cell">
      <style:table-cell-properties fo:padding="0.097cm" fo:border-left="0.5pt solid #000000" fo:border-right="none" fo:border-top="none" fo:border-bottom="0.5pt solid #000000"/>
    </style:style>
    <style:style style:name="Results.E3" style:family="table-cell">
      <style:table-cell-properties fo:padding="0.097cm" fo:border-left="0.5pt solid #000000" fo:border-right="none" fo:border-top="none" fo:border-bottom="0.5pt solid #000000"/>
    </style:style>
    <style:style style:name="Results.F3" style:family="table-cell">
      <style:table-cell-properties fo:padding="0.097cm" fo:border-left="0.5pt solid #000000" fo:border-right="0.5pt solid #000000" fo:border-top="none" fo:border-bottom="0.5pt solid #000000"/>
    </style:style>
    <style:style style:name="Results.C4" style:family="table-cell">
      <style:table-cell-properties fo:padding="0.097cm" fo:border-left="0.5pt solid #000000" fo:border-right="none" fo:border-top="none" fo:border-bottom="0.5pt solid #000000"/>
    </style:style>
    <style:style style:name="Results.D4" style:family="table-cell">
      <style:table-cell-properties fo:padding="0.097cm" fo:border-left="0.5pt solid #000000" fo:border-right="none" fo:border-top="none" fo:border-bottom="0.5pt solid #000000"/>
    </style:style>
    <style:style style:name="Results.E4" style:family="table-cell">
      <style:table-cell-properties fo:padding="0.097cm" fo:border-left="0.5pt solid #000000" fo:border-right="none" fo:border-top="none" fo:border-bottom="0.5pt solid #000000"/>
    </style:style>
    <style:style style:name="Results.F4" style:family="table-cell">
      <style:table-cell-properties fo:padding="0.097cm" fo:border-left="0.5pt solid #000000" fo:border-right="0.5pt solid #000000" fo:border-top="none" fo:border-bottom="0.5pt solid #000000"/>
    </style:style>
    <style:style style:name="Results.C5" style:family="table-cell">
      <style:table-cell-properties fo:padding="0.097cm" fo:border-left="0.5pt solid #000000" fo:border-right="none" fo:border-top="none" fo:border-bottom="0.5pt solid #000000"/>
    </style:style>
    <style:style style:name="Results.D5" style:family="table-cell">
      <style:table-cell-properties fo:padding="0.097cm" fo:border-left="0.5pt solid #000000" fo:border-right="none" fo:border-top="none" fo:border-bottom="0.5pt solid #000000"/>
    </style:style>
    <style:style style:name="Results.E5" style:family="table-cell">
      <style:table-cell-properties fo:padding="0.097cm" fo:border-left="0.5pt solid #000000" fo:border-right="none" fo:border-top="none" fo:border-bottom="0.5pt solid #000000"/>
    </style:style>
    <style:style style:name="Results.F5" style:family="table-cell">
      <style:table-cell-properties fo:padding="0.097cm" fo:border-left="0.5pt solid #000000" fo:border-right="0.5pt solid #000000" fo:border-top="none" fo:border-bottom="0.5pt solid #000000"/>
    </style:style>
    <style:style style:name="Results.C6" style:family="table-cell">
      <style:table-cell-properties fo:padding="0.097cm" fo:border-left="0.5pt solid #000000" fo:border-right="none" fo:border-top="none" fo:border-bottom="0.5pt solid #000000"/>
    </style:style>
    <style:style style:name="Results.D6" style:family="table-cell">
      <style:table-cell-properties fo:padding="0.097cm" fo:border-left="0.5pt solid #000000" fo:border-right="none" fo:border-top="none" fo:border-bottom="0.5pt solid #000000"/>
    </style:style>
    <style:style style:name="Results.E6" style:family="table-cell">
      <style:table-cell-properties fo:padding="0.097cm" fo:border-left="0.5pt solid #000000" fo:border-right="none" fo:border-top="none" fo:border-bottom="0.5pt solid #000000"/>
    </style:style>
    <style:style style:name="Results.F6" style:family="table-cell">
      <style:table-cell-properties fo:padding="0.097cm" fo:border-left="0.5pt solid #000000" fo:border-right="0.5pt solid #000000" fo:border-top="none" fo:border-bottom="0.5pt solid #000000"/>
    </style:style>
    <style:style style:name="Results.C7" style:family="table-cell">
      <style:table-cell-properties fo:padding="0.097cm" fo:border-left="0.5pt solid #000000" fo:border-right="none" fo:border-top="none" fo:border-bottom="0.5pt solid #000000"/>
    </style:style>
    <style:style style:name="Results.D7" style:family="table-cell">
      <style:table-cell-properties fo:padding="0.097cm" fo:border-left="0.5pt solid #000000" fo:border-right="none" fo:border-top="none" fo:border-bottom="0.5pt solid #000000"/>
    </style:style>
    <style:style style:name="Results.E7" style:family="table-cell">
      <style:table-cell-properties fo:padding="0.097cm" fo:border-left="0.5pt solid #000000" fo:border-right="none" fo:border-top="none" fo:border-bottom="0.5pt solid #000000"/>
    </style:style>
    <style:style style:name="Results.F7" style:family="table-cell">
      <style:table-cell-properties fo:padding="0.097cm" fo:border-left="0.5pt solid #000000" fo:border-right="0.5pt solid #000000" fo:border-top="none" fo:border-bottom="0.5pt solid #000000"/>
    </style:style>
    <style:style style:name="Results.C8" style:family="table-cell">
      <style:table-cell-properties fo:padding="0.097cm" fo:border-left="0.5pt solid #000000" fo:border-right="none" fo:border-top="none" fo:border-bottom="0.5pt solid #000000"/>
    </style:style>
    <style:style style:name="Results.D8" style:family="table-cell">
      <style:table-cell-properties fo:padding="0.097cm" fo:border-left="0.5pt solid #000000" fo:border-right="none" fo:border-top="none" fo:border-bottom="0.5pt solid #000000"/>
    </style:style>
    <style:style style:name="Results.E8" style:family="table-cell">
      <style:table-cell-properties fo:padding="0.097cm" fo:border-left="0.5pt solid #000000" fo:border-right="none" fo:border-top="none" fo:border-bottom="0.5pt solid #000000"/>
    </style:style>
    <style:style style:name="Results.F8" style:family="table-cell">
      <style:table-cell-properties fo:padding="0.097cm" fo:border-left="0.5pt solid #000000" fo:border-right="0.5pt solid #000000" fo:border-top="none" fo:border-bottom="0.5pt solid #000000"/>
    </style:style>
    <style:style style:name="Results.C9" style:family="table-cell">
      <style:table-cell-properties fo:padding="0.097cm" fo:border-left="0.5pt solid #000000" fo:border-right="none" fo:border-top="none" fo:border-bottom="0.5pt solid #000000"/>
    </style:style>
    <style:style style:name="Results.D9" style:family="table-cell">
      <style:table-cell-properties fo:padding="0.097cm" fo:border-left="0.5pt solid #000000" fo:border-right="none" fo:border-top="none" fo:border-bottom="0.5pt solid #000000"/>
    </style:style>
    <style:style style:name="Results.E9" style:family="table-cell">
      <style:table-cell-properties fo:padding="0.097cm" fo:border-left="0.5pt solid #000000" fo:border-right="none" fo:border-top="none" fo:border-bottom="0.5pt solid #000000"/>
    </style:style>
    <style:style style:name="Results.F9" style:family="table-cell">
      <style:table-cell-properties fo:padding="0.097cm" fo:border-left="0.5pt solid #000000" fo:border-right="0.5pt solid #000000" fo:border-top="none" fo:border-bottom="0.5pt solid #000000"/>
    </style:style>
    <style:style style:name="Results.C10" style:family="table-cell">
      <style:table-cell-properties fo:padding="0.097cm" fo:border-left="0.5pt solid #000000" fo:border-right="none" fo:border-top="none" fo:border-bottom="0.5pt solid #000000"/>
    </style:style>
    <style:style style:name="Results.D10" style:family="table-cell">
      <style:table-cell-properties fo:padding="0.097cm" fo:border-left="0.5pt solid #000000" fo:border-right="none" fo:border-top="none" fo:border-bottom="0.5pt solid #000000"/>
    </style:style>
    <style:style style:name="Results.E10" style:family="table-cell">
      <style:table-cell-properties fo:padding="0.097cm" fo:border-left="0.5pt solid #000000" fo:border-right="none" fo:border-top="none" fo:border-bottom="0.5pt solid #000000"/>
    </style:style>
    <style:style style:name="Results.F10" style:family="table-cell">
      <style:table-cell-properties fo:padding="0.097cm" fo:border-left="0.5pt solid #000000" fo:border-right="0.5pt solid #000000" fo:border-top="none" fo:border-bottom="0.5pt solid #000000"/>
    </style:style>
    <style:style style:name="Results.C11" style:family="table-cell">
      <style:table-cell-properties fo:padding="0.097cm" fo:border-left="0.5pt solid #000000" fo:border-right="none" fo:border-top="none" fo:border-bottom="0.5pt solid #000000"/>
    </style:style>
    <style:style style:name="Results.D11" style:family="table-cell">
      <style:table-cell-properties fo:padding="0.097cm" fo:border-left="0.5pt solid #000000" fo:border-right="none" fo:border-top="none" fo:border-bottom="0.5pt solid #000000"/>
    </style:style>
    <style:style style:name="Results.E11" style:family="table-cell">
      <style:table-cell-properties fo:padding="0.097cm" fo:border-left="0.5pt solid #000000" fo:border-right="none" fo:border-top="none" fo:border-bottom="0.5pt solid #000000"/>
    </style:style>
    <style:style style:name="Results.F11" style:family="table-cell">
      <style:table-cell-properties fo:padding="0.097cm" fo:border-left="0.5pt solid #000000" fo:border-right="0.5pt solid #000000" fo:border-top="none" fo:border-bottom="0.5pt solid #000000"/>
    </style:style>
    <style:style style:name="Results.C12" style:family="table-cell">
      <style:table-cell-properties fo:padding="0.097cm" fo:border-left="0.5pt solid #000000" fo:border-right="none" fo:border-top="none" fo:border-bottom="0.5pt solid #000000"/>
    </style:style>
    <style:style style:name="Results.D12" style:family="table-cell">
      <style:table-cell-properties fo:padding="0.097cm" fo:border-left="0.5pt solid #000000" fo:border-right="none" fo:border-top="none" fo:border-bottom="0.5pt solid #000000"/>
    </style:style>
    <style:style style:name="Results.E12" style:family="table-cell">
      <style:table-cell-properties fo:padding="0.097cm" fo:border-left="0.5pt solid #000000" fo:border-right="none" fo:border-top="none" fo:border-bottom="0.5pt solid #000000"/>
    </style:style>
    <style:style style:name="Results.F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officeooo:rsid="000227b1" officeooo:paragraph-rsid="000227b1" style:font-size-asian="10.5pt" style:font-weight-asian="bold" style:font-size-complex="12pt" style:font-weight-complex="bold"/>
    </style:style>
    <style:style style:name="P2" style:family="paragraph" style:parent-style-name="Table_20_Heading">
      <style:text-properties fo:font-size="12pt" officeooo:rsid="000227b1" officeooo:paragraph-rsid="000227b1" style:font-size-asian="10.5pt" style:font-size-complex="12pt"/>
    </style:style>
    <style:style style:name="P3" style:family="paragraph" style:parent-style-name="Table_20_Heading">
      <style:text-properties fo:font-size="12pt" officeooo:rsid="00030383" officeooo:paragraph-rsid="00030383" style:font-size-asian="10.5pt" style:font-size-complex="12pt"/>
    </style:style>
    <style:style style:name="P4" style:family="paragraph" style:parent-style-name="Table_20_Heading">
      <style:text-properties fo:font-size="10pt" fo:font-weight="bold" officeooo:rsid="00030383" officeooo:paragraph-rsid="0003038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3058a" officeooo:paragraph-rsid="0003058a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030383" officeooo:paragraph-rsid="00030383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0227b1" officeooo:paragraph-rsid="000227b1" style:font-size-asian="26pt" style:font-weight-asian="bold" style:font-size-complex="26pt" style:font-weight-complex="bold"/>
    </style:style>
    <style:style style:name="P8" style:family="paragraph" style:parent-style-name="Header">
      <style:text-properties fo:font-size="10pt" officeooo:rsid="000227b1" officeooo:paragraph-rsid="000227b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519bc" officeooo:paragraph-rsid="000519bc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51d14" officeooo:paragraph-rsid="00051d14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6c058" officeooo:paragraph-rsid="0006c058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3058a" officeooo:paragraph-rsid="0003058a" style:font-size-asian="10.5pt" style:font-size-complex="12pt"/>
    </style:style>
    <style:style style:name="T1" style:family="text">
      <style:text-properties officeooo:rsid="00030383"/>
    </style:style>
    <style:style style:name="T2" style:family="text">
      <style:text-properties officeooo:rsid="000519bc"/>
    </style:style>
    <style:style style:name="T3" style:family="text">
      <style:text-properties officeooo:rsid="000860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SR PROJECT-1 REPORT</text:p>
      <text:p text:style-name="P7"/>
      <text:p text:style-name="P7"/>
      <text:p text:style-name="P7"/>
      <table:table table:name="Results" table:style-name="Results">
        <table:table-column table:style-name="Results.A"/>
        <table:table-column table:style-name="Results.B"/>
        <table:table-column table:style-name="Results.C"/>
        <table:table-column table:style-name="Results.D"/>
        <table:table-column table:style-name="Results.E"/>
        <table:table-column table:style-name="Results.D"/>
        <table:table-header-rows>
          <table:table-row>
            <table:table-cell table:style-name="Results.A1" table:number-rows-spanned="2" office:value-type="string">
              <text:p text:style-name="P2">n_delta</text:p>
            </table:table-cell>
            <table:table-cell table:style-name="Results.A1" table:number-rows-spanned="2" office:value-type="string">
              <text:p text:style-name="P3">GMM Size</text:p>
            </table:table-cell>
            <table:table-cell table:style-name="Results.A1" table:number-columns-spanned="2" office:value-type="string">
              <text:p text:style-name="P2">Frame Error <text:span text:style-name="T1">Rate</text:span></text:p>
            </table:table-cell>
            <table:covered-table-cell/>
            <table:table-cell table:style-name="Results.E1" table:number-columns-spanned="2" office:value-type="string">
              <text:p text:style-name="P3">Phoneme Error Rate</text:p>
            </table:table-cell>
            <table:covered-table-cell/>
          </table:table-row>
          <table:table-row>
            <table:covered-table-cell/>
            <table:covered-table-cell/>
            <table:table-cell table:style-name="Results.C2" office:value-type="string">
              <text:p text:style-name="P4">With energy coefficient</text:p>
            </table:table-cell>
            <table:table-cell table:style-name="Results.C2" office:value-type="string">
              <text:p text:style-name="P4">Without energy coefficient</text:p>
            </table:table-cell>
            <table:table-cell table:style-name="Results.C2" office:value-type="string">
              <text:p text:style-name="P4">With energy coefficient</text:p>
            </table:table-cell>
            <table:table-cell table:style-name="Results.F2" office:value-type="string">
              <text:p text:style-name="P4">Without energy coefficient</text:p>
            </table:table-cell>
          </table:table-row>
        </table:table-header-rows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2</text:p>
          </table:table-cell>
          <table:table-cell table:style-name="Results.C3" office:value-type="string">
            <text:p text:style-name="P11">NA</text:p>
          </table:table-cell>
          <table:table-cell table:style-name="Results.D11" office:value-type="string">
            <text:p text:style-name="P9">88.836 %</text:p>
          </table:table-cell>
          <table:table-cell table:style-name="Results.E11" office:value-type="string">
            <text:p text:style-name="P11">NA</text:p>
          </table:table-cell>
          <table:table-cell table:style-name="Results.F3" office:value-type="string">
            <text:p text:style-name="P5">88.894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4</text:p>
          </table:table-cell>
          <table:table-cell table:style-name="Results.C4" office:value-type="string">
            <text:p text:style-name="P11">NA</text:p>
          </table:table-cell>
          <table:table-cell table:style-name="Results.D11" office:value-type="string">
            <text:p text:style-name="P9">86.666 %</text:p>
          </table:table-cell>
          <table:table-cell table:style-name="Results.E11" office:value-type="string">
            <text:p text:style-name="P11">NA</text:p>
          </table:table-cell>
          <table:table-cell table:style-name="Results.F4" office:value-type="string">
            <text:p text:style-name="P5">86.951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8</text:p>
          </table:table-cell>
          <table:table-cell table:style-name="Results.C5" office:value-type="string">
            <text:p text:style-name="P11">NA</text:p>
          </table:table-cell>
          <table:table-cell table:style-name="Results.D11" office:value-type="string">
            <text:p text:style-name="P9">86.363 %</text:p>
          </table:table-cell>
          <table:table-cell table:style-name="Results.E11" office:value-type="string">
            <text:p text:style-name="P11">NA</text:p>
          </table:table-cell>
          <table:table-cell table:style-name="Results.F5" office:value-type="string">
            <text:p text:style-name="P5">86.549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16</text:p>
          </table:table-cell>
          <table:table-cell table:style-name="Results.C6" office:value-type="string">
            <text:p text:style-name="P11">NA</text:p>
          </table:table-cell>
          <table:table-cell table:style-name="Results.D11" office:value-type="string">
            <text:p text:style-name="P9">86.110 %</text:p>
          </table:table-cell>
          <table:table-cell table:style-name="Results.E11" office:value-type="string">
            <text:p text:style-name="P11">NA</text:p>
          </table:table-cell>
          <table:table-cell table:style-name="Results.F6" office:value-type="string">
            <text:p text:style-name="P5">86.302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32</text:p>
          </table:table-cell>
          <table:table-cell table:style-name="Results.C7" office:value-type="string">
            <text:p text:style-name="P11">NA</text:p>
          </table:table-cell>
          <table:table-cell table:style-name="Results.D11" office:value-type="string">
            <text:p text:style-name="P9">86.246 %</text:p>
          </table:table-cell>
          <table:table-cell table:style-name="Results.E11" office:value-type="string">
            <text:p text:style-name="P11">NA</text:p>
          </table:table-cell>
          <table:table-cell table:style-name="Results.F7" office:value-type="string">
            <text:p text:style-name="P5">86.603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64</text:p>
          </table:table-cell>
          <table:table-cell table:style-name="Results.C8" office:value-type="string">
            <text:p text:style-name="P5">8<text:span text:style-name="T2">5</text:span>.<text:span text:style-name="T2">572 </text:span>%</text:p>
          </table:table-cell>
          <table:table-cell table:style-name="Results.D11" office:value-type="string">
            <text:p text:style-name="P9">86.756 %</text:p>
          </table:table-cell>
          <table:table-cell table:style-name="Results.E11" office:value-type="string">
            <text:p text:style-name="P5">86.206 %</text:p>
          </table:table-cell>
          <table:table-cell table:style-name="Results.F8" office:value-type="string">
            <text:p text:style-name="P5">87.214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128</text:p>
          </table:table-cell>
          <table:table-cell table:style-name="Results.C9" office:value-type="string">
            <text:p text:style-name="P11">NA</text:p>
          </table:table-cell>
          <table:table-cell table:style-name="Results.D11" office:value-type="string">
            <text:p text:style-name="P9">87.369 %</text:p>
          </table:table-cell>
          <table:table-cell table:style-name="Results.E11" office:value-type="string">
            <text:p text:style-name="P11">NA</text:p>
          </table:table-cell>
          <table:table-cell table:style-name="Results.F9" office:value-type="string">
            <text:p text:style-name="P5">87.887 %</text:p>
          </table:table-cell>
        </table:table-row>
        <table:table-row>
          <table:table-cell table:style-name="Results.A3" office:value-type="string">
            <text:p text:style-name="P6">0(mfcc)</text:p>
          </table:table-cell>
          <table:table-cell table:style-name="Results.A3" office:value-type="string">
            <text:p text:style-name="P6">256</text:p>
          </table:table-cell>
          <table:table-cell table:style-name="Results.C10" office:value-type="string">
            <text:p text:style-name="P11">NA</text:p>
          </table:table-cell>
          <table:table-cell table:style-name="Results.D11" office:value-type="string">
            <text:p text:style-name="P9">88.002 %</text:p>
          </table:table-cell>
          <table:table-cell table:style-name="Results.E11" office:value-type="string">
            <text:p text:style-name="P11">NA</text:p>
          </table:table-cell>
          <table:table-cell table:style-name="Results.F10" office:value-type="string">
            <text:p text:style-name="P5">88.465 %</text:p>
          </table:table-cell>
        </table:table-row>
        <table:table-row>
          <table:table-cell table:style-name="Results.A3" office:value-type="string">
            <text:p text:style-name="P6">1(mfcc_delta)</text:p>
          </table:table-cell>
          <table:table-cell table:style-name="Results.A3" office:value-type="string">
            <text:p text:style-name="P6">64</text:p>
          </table:table-cell>
          <table:table-cell table:style-name="Results.C11" office:value-type="string">
            <text:p text:style-name="P9">81.053 %</text:p>
          </table:table-cell>
          <table:table-cell table:style-name="Results.D11" office:value-type="string">
            <text:p text:style-name="P10">82.906 %</text:p>
          </table:table-cell>
          <table:table-cell table:style-name="Results.E11" office:value-type="string">
            <text:p text:style-name="P5">81.812 %</text:p>
          </table:table-cell>
          <table:table-cell table:style-name="Results.F11" office:value-type="string">
            <text:p text:style-name="P5">83.548 %</text:p>
          </table:table-cell>
        </table:table-row>
        <table:table-row>
          <table:table-cell table:style-name="Results.A3" office:value-type="string">
            <text:p text:style-name="P6"><text:span text:style-name="T3">2</text:span>(mfcc_delta_delta)</text:p>
          </table:table-cell>
          <table:table-cell table:style-name="Results.A3" office:value-type="string">
            <text:p text:style-name="P6">64</text:p>
          </table:table-cell>
          <table:table-cell table:style-name="Results.C12" office:value-type="string">
            <text:p text:style-name="P10">80.681 %</text:p>
          </table:table-cell>
          <table:table-cell table:style-name="Results.D12" office:value-type="string">
            <text:p text:style-name="P10">83.003 %</text:p>
          </table:table-cell>
          <table:table-cell table:style-name="Results.E12" office:value-type="string">
            <text:p text:style-name="P5">81.426 %</text:p>
          </table:table-cell>
          <table:table-cell table:style-name="Results.F12" office:value-type="string">
            <text:p text:style-name="P5">83.614 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227b1" officeooo:paragraph-rsid="000227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T2017099 Sandeep Singh</text:p>
        <text:p text:style-name="MP1">MT2017082 Prasoon Dwivedi</text:p>
        <text:p text:style-name="MP1">MT2017136 Kunal Shill</text:p>
        <text:p text:style-name="MP1">IMT2015008 Angshum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4:52:01.167276048</meta:creation-date>
    <dc:date>2018-11-01T11:31:05.484263988</dc:date>
    <meta:editing-duration>PT4M25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73" meta:word-count="121" meta:character-count="599" meta:non-whitespace-character-count="551"/>
  </office:meta>
</office:document-meta>
</file>